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F600000CE56D3B0F135B4773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2" svg:font-family="'DejaVu Serif'"/>
    <style:font-face style:name="DejaVu Sans2" svg:font-family="'DejaVu Sans'" style:font-pitch="variable"/>
    <style:font-face style:name="DejaVu Serif1" svg:font-family="'DejaVu Serif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67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92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82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33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37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3.117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49cm" svg:stroke-color="#000000" draw:stroke-linejoin="round" svg:stroke-linecap="butt" draw:fill="none" fo:padding-top="0.024cm" fo:padding-bottom="0.024cm" fo:padding-left="0.024cm" fo:padding-right="0.02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56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style:font-name="DejaVu Serif2" fo:font-size="14pt" style:font-size-asian="14pt" style:font-name-complex="DejaVu Serif2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27941 21591,27941 21591,0 0,0">
          <text:p/>
        </draw:polygon>
        <draw:frame draw:style-name="gr2" draw:text-style-name="P2" draw:layer="layout" svg:width="21.588cm" svg:height="27.946cm" svg:x="0.001cm" svg:y="-0.001cm">
          <draw:image xlink:href="Pictures/10000000000009F600000CE56D3B0F135B477350.png" xlink:type="simple" xlink:show="embed" xlink:actuate="onLoad" loext:mime-type="image/png">
            <text:p/>
          </draw:image>
        </draw:frame>
        <draw:frame draw:style-name="gr3" draw:text-style-name="P4" draw:layer="layout" svg:width="2.677cm" svg:height="0.581cm" svg:x="6.35cm" svg:y="3.687cm">
          <draw:text-box>
            <text:p text:style-name="P3"><text:span text:style-name="T1">2019-2020</text:span></text:p>
          </draw:text-box>
        </draw:frame>
        <draw:frame draw:style-name="gr4" draw:text-style-name="P4" draw:layer="layout" svg:width="3.926cm" svg:height="0.581cm" svg:x="6.35cm" svg:y="4.957cm">
          <draw:text-box>
            <text:p text:style-name="P3"><text:span text:style-name="T1">William Findlay</text:span></text:p>
          </draw:text-box>
        </draw:frame>
        <draw:frame draw:style-name="gr5" draw:text-style-name="P4" draw:layer="layout" svg:width="2.821cm" svg:height="0.581cm" svg:x="6.35cm" svg:y="6.026cm">
          <draw:text-box>
            <text:p text:style-name="P3"><text:span text:style-name="T1">101015157</text:span></text:p>
          </draw:text-box>
        </draw:frame>
        <draw:frame draw:style-name="gr6" draw:text-style-name="P4" draw:layer="layout" svg:width="8.333cm" svg:height="0.581cm" svg:x="6.35cm" svg:y="7.243cm">
          <draw:text-box>
            <text:p text:style-name="P3"><text:span text:style-name="T1">williamfindlay@cmail.carleton.ca</text:span></text:p>
          </draw:text-box>
        </draw:frame>
        <draw:frame draw:style-name="gr7" draw:text-style-name="P4" draw:layer="layout" svg:width="4.379cm" svg:height="0.581cm" svg:x="6.417cm" svg:y="8.386cm">
          <draw:text-box>
            <text:p text:style-name="P3"><text:span text:style-name="T1">Dr. Anil Somayaji</text:span></text:p>
          </draw:text-box>
        </draw:frame>
        <draw:frame draw:style-name="gr8" draw:text-style-name="P4" draw:layer="layout" svg:width="13.117cm" svg:height="0.581cm" svg:x="6.35cm" svg:y="9.529cm">
          <draw:text-box>
            <text:p text:style-name="P3"><text:span text:style-name="T1">The Viability of eBPF for Intrusion Detection</text:span></text:p>
          </draw:text-box>
        </draw:frame>
        <draw:line draw:style-name="gr9" draw:text-style-name="P2" draw:layer="layout" svg:x1="1.396cm" svg:y1="15.875cm" svg:x2="1.525cm" svg:y2="16.003cm">
          <text:p/>
        </draw:line>
        <draw:line draw:style-name="gr9" draw:text-style-name="P2" draw:layer="layout" svg:x1="1.523cm" svg:y1="16.003cm" svg:x2="1.779cm" svg:y2="15.621cm">
          <text:p/>
        </draw:line>
        <draw:line draw:style-name="gr9" draw:text-style-name="P2" draw:layer="layout" svg:x1="10.87cm" svg:y1="21.267cm" svg:x2="10.998cm" svg:y2="21.397cm">
          <text:p/>
        </draw:line>
        <draw:line draw:style-name="gr9" draw:text-style-name="P2" draw:layer="layout" svg:x1="10.997cm" svg:y1="21.397cm" svg:x2="11.252cm" svg:y2="21.013cm">
          <text:p/>
        </draw:line>
        <draw:frame draw:style-name="gr10" draw:text-style-name="P4" draw:layer="layout" svg:width="6.564cm" svg:height="0.581cm" svg:x="6.35cm" svg:y="10.545cm">
          <draw:text-box>
            <text:p text:style-name="P3"><text:span text:style-name="T1">Implementation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2" svg:font-family="'DejaVu Serif'"/>
    <style:font-face style:name="DejaVu Sans2" svg:font-family="'DejaVu Sans'" style:font-pitch="variable"/>
    <style:font-face style:name="DejaVu Serif1" svg:font-family="'DejaVu Serif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21T13:00:06.887178651</dc:date>
    <meta:editing-duration>PT55S</meta:editing-duration>
    <meta:editing-cycles>2</meta:editing-cycles>
    <meta:generator>LibreOffice/6.2.3.2$Linux_X86_64 LibreOffice_project/20$Build-2</meta:generator>
    <meta:document-statistic meta:object-count="14"/>
  </office:meta>
</office:document-meta>
</file>